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1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style:style style:name="ce1" style:family="table-cell" style:parent-style-name="Pivot_20_Table_20_Field">
      <style:table-cell-properties fo:border="none"/>
    </style:style>
    <style:style style:name="ce2" style:family="table-cell" style:parent-style-name="Pivot_20_Table_20_Category" style:data-style-name="N0">
      <style:table-cell-properties fo:border="none"/>
    </style:style>
    <style:style style:name="ce3" style:family="table-cell" style:parent-style-name="Pivot_20_Table_20_Title" style:data-style-name="N0">
      <style:table-cell-properties fo:border="none"/>
    </style:style>
    <style:style style:name="ce4" style:family="table-cell" style:parent-style-name="Pivot_20_Table_20_Corner">
      <style:table-cell-properties fo:border="none"/>
    </style:style>
    <style:style style:name="ce5" style:family="table-cell" style:parent-style-name="Pivot_20_Table_20_Value" style:data-style-name="N0">
      <style:table-cell-properties fo:border="none"/>
    </style:style>
    <style:style style:name="ce6" style:family="table-cell" style:parent-style-name="Pivot_20_Table_20_Result" style:data-style-name="N0">
      <style:table-cell-properties fo:border="none"/>
    </style:style>
    <style:style style:name="ce7" style:family="table-cell" style:parent-style-name="Default" style:data-style-name="N10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row table:style-name="ro1">
          <table:table-cell table:style-name="ce1" office:value-type="string" calcext:value-type="string">
            <text:p>Department Name</text:p>
          </table:table-cell>
          <table:table-cell table:style-name="ce4" office:value-type="string" calcext:value-type="string">
            <text:p>value (in dollars)</text:p>
          </table:table-cell>
          <table:table-cell table:style-name="Default" office:value-type="string" calcext:value-type="string">
            <text:p>value in millions of dollars</text:p>
          </table:table-cell>
        </table:table-row>
        <table:table-row table:style-name="ro1">
          <table:table-cell office:value-type="string" calcext:value-type="string">
            <text:p>Mayor</text:p>
          </table:table-cell>
          <table:table-cell office:value-type="float" office:value="3294240" calcext:value-type="float">
            <text:p>3294240</text:p>
          </table:table-cell>
          <table:table-cell table:formula="of:=[.B2]/1000000" office:value-type="currency" office:currency="USD" office:value="3.29424" calcext:value-type="currency">
            <text:p>$3.29</text:p>
          </table:table-cell>
        </table:table-row>
        <table:table-row table:style-name="ro1">
          <table:table-cell office:value-type="string" calcext:value-type="string">
            <text:p>City Clerk</text:p>
          </table:table-cell>
          <table:table-cell office:value-type="float" office:value="4291175" calcext:value-type="float">
            <text:p>4291175</text:p>
          </table:table-cell>
          <table:table-cell table:formula="of:=[.B3]/1000000" office:value-type="currency" office:currency="USD" office:value="4.291175" calcext:value-type="currency">
            <text:p>$4.29</text:p>
          </table:table-cell>
        </table:table-row>
        <table:table-row table:style-name="ro1">
          <table:table-cell office:value-type="string" calcext:value-type="string">
            <text:p>City Council</text:p>
          </table:table-cell>
          <table:table-cell office:value-type="float" office:value="4817421" calcext:value-type="float">
            <text:p>4817421</text:p>
          </table:table-cell>
          <table:table-cell table:formula="of:=[.B4]/1000000" office:value-type="currency" office:currency="USD" office:value="4.817421" calcext:value-type="currency">
            <text:p>$4.82</text:p>
          </table:table-cell>
        </table:table-row>
        <table:table-row table:style-name="ro1">
          <table:table-cell office:value-type="string" calcext:value-type="string">
            <text:p>Human Resources Management Department</text:p>
          </table:table-cell>
          <table:table-cell office:value-type="float" office:value="8270054" calcext:value-type="float">
            <text:p>8270054</text:p>
          </table:table-cell>
          <table:table-cell table:formula="of:=[.B5]/1000000" office:value-type="currency" office:currency="USD" office:value="8.270054" calcext:value-type="currency">
            <text:p>$8.27</text:p>
          </table:table-cell>
        </table:table-row>
        <table:table-row table:style-name="ro1">
          <table:table-cell office:value-type="string" calcext:value-type="string">
            <text:p>Housing &amp; Community Development</text:p>
          </table:table-cell>
          <table:table-cell office:value-type="float" office:value="16917098" calcext:value-type="float">
            <text:p>16917098</text:p>
          </table:table-cell>
          <table:table-cell table:formula="of:=[.B6]/1000000" office:value-type="currency" office:currency="USD" office:value="16.917098" calcext:value-type="currency">
            <text:p>$16.92</text:p>
          </table:table-cell>
        </table:table-row>
        <table:table-row table:style-name="ro1">
          <table:table-cell office:value-type="string" calcext:value-type="string">
            <text:p>City Attorney</text:p>
          </table:table-cell>
          <table:table-cell office:value-type="float" office:value="16942054" calcext:value-type="float">
            <text:p>16942054</text:p>
          </table:table-cell>
          <table:table-cell table:formula="of:=[.B7]/1000000" office:value-type="currency" office:currency="USD" office:value="16.942054" calcext:value-type="currency">
            <text:p>$16.94</text:p>
          </table:table-cell>
        </table:table-row>
        <table:table-row table:style-name="ro1">
          <table:table-cell office:value-type="string" calcext:value-type="string">
            <text:p>City Administrator</text:p>
          </table:table-cell>
          <table:table-cell office:value-type="float" office:value="17889752" calcext:value-type="float">
            <text:p>17889752</text:p>
          </table:table-cell>
          <table:table-cell table:formula="of:=[.B8]/1000000" office:value-type="currency" office:currency="USD" office:value="17.889752" calcext:value-type="currency">
            <text:p>$17.89</text:p>
          </table:table-cell>
        </table:table-row>
        <table:table-row table:style-name="ro1">
          <table:table-cell office:value-type="string" calcext:value-type="string">
            <text:p>Economic &amp; Workforce Development</text:p>
          </table:table-cell>
          <table:table-cell office:value-type="float" office:value="27360395" calcext:value-type="float">
            <text:p>27360395</text:p>
          </table:table-cell>
          <table:table-cell table:formula="of:=[.B9]/1000000" office:value-type="currency" office:currency="USD" office:value="27.360395" calcext:value-type="currency">
            <text:p>$27.36</text:p>
          </table:table-cell>
        </table:table-row>
        <table:table-row table:style-name="ro1">
          <table:table-cell office:value-type="string" calcext:value-type="string">
            <text:p>Oakland Parks &amp; Recreation</text:p>
          </table:table-cell>
          <table:table-cell office:value-type="float" office:value="29189614" calcext:value-type="float">
            <text:p>29189614</text:p>
          </table:table-cell>
          <table:table-cell table:formula="of:=[.B10]/1000000" office:value-type="currency" office:currency="USD" office:value="29.189614" calcext:value-type="currency">
            <text:p>$29.19</text:p>
          </table:table-cell>
        </table:table-row>
        <table:table-row table:style-name="ro1">
          <table:table-cell office:value-type="string" calcext:value-type="string">
            <text:p>Oakland Public Library</text:p>
          </table:table-cell>
          <table:table-cell office:value-type="float" office:value="31464606" calcext:value-type="float">
            <text:p>31464606</text:p>
          </table:table-cell>
          <table:table-cell table:formula="of:=[.B11]/1000000" office:value-type="currency" office:currency="USD" office:value="31.464606" calcext:value-type="currency">
            <text:p>$31.46</text:p>
          </table:table-cell>
        </table:table-row>
        <table:table-row table:style-name="ro1">
          <table:table-cell office:value-type="string" calcext:value-type="string">
            <text:p>Information Technology</text:p>
          </table:table-cell>
          <table:table-cell office:value-type="float" office:value="32799498" calcext:value-type="float">
            <text:p>32799498</text:p>
          </table:table-cell>
          <table:table-cell table:formula="of:=[.B12]/1000000" office:value-type="currency" office:currency="USD" office:value="32.799498" calcext:value-type="currency">
            <text:p>$32.80</text:p>
          </table:table-cell>
        </table:table-row>
        <table:table-row table:style-name="ro1">
          <table:table-cell office:value-type="string" calcext:value-type="string">
            <text:p>Planning &amp; Building</text:p>
          </table:table-cell>
          <table:table-cell office:value-type="float" office:value="34220121" calcext:value-type="float">
            <text:p>34220121</text:p>
          </table:table-cell>
          <table:table-cell table:formula="of:=[.B13]/1000000" office:value-type="currency" office:currency="USD" office:value="34.220121" calcext:value-type="currency">
            <text:p>$34.22</text:p>
          </table:table-cell>
        </table:table-row>
        <table:table-row table:style-name="ro1">
          <table:table-cell office:value-type="string" calcext:value-type="string">
            <text:p>Finance Department</text:p>
          </table:table-cell>
          <table:table-cell office:value-type="float" office:value="40908433" calcext:value-type="float">
            <text:p>40908433</text:p>
          </table:table-cell>
          <table:table-cell table:formula="of:=[.B14]/1000000" office:value-type="currency" office:currency="USD" office:value="40.908433" calcext:value-type="currency">
            <text:p>$40.91</text:p>
          </table:table-cell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float" office:value="47121988" calcext:value-type="float">
            <text:p>47121988</text:p>
          </table:table-cell>
          <table:table-cell table:formula="of:=[.B15]/1000000" office:value-type="currency" office:currency="USD" office:value="47.121988" calcext:value-type="currency">
            <text:p>$47.12</text:p>
          </table:table-cell>
        </table:table-row>
        <table:table-row table:style-name="ro1">
          <table:table-cell office:value-type="string" calcext:value-type="string">
            <text:p>Capital Improvement Projects</text:p>
          </table:table-cell>
          <table:table-cell office:value-type="float" office:value="54040456" calcext:value-type="float">
            <text:p>54040456</text:p>
          </table:table-cell>
          <table:table-cell table:formula="of:=[.B16]/1000000" office:value-type="currency" office:currency="USD" office:value="54.040456" calcext:value-type="currency">
            <text:p>$54.04</text:p>
          </table:table-cell>
        </table:table-row>
        <table:table-row table:style-name="ro1">
          <table:table-cell office:value-type="string" calcext:value-type="string">
            <text:p>Human Services</text:p>
          </table:table-cell>
          <table:table-cell office:value-type="float" office:value="79283322" calcext:value-type="float">
            <text:p>79283322</text:p>
          </table:table-cell>
          <table:table-cell table:formula="of:=[.B17]/1000000" office:value-type="currency" office:currency="USD" office:value="79.283322" calcext:value-type="currency">
            <text:p>$79.28</text:p>
          </table:table-cell>
        </table:table-row>
        <table:table-row table:style-name="ro1">
          <table:table-cell office:value-type="string" calcext:value-type="string">
            <text:p>Oakland Public Works</text:p>
          </table:table-cell>
          <table:table-cell office:value-type="float" office:value="135869465" calcext:value-type="float">
            <text:p>135869465</text:p>
          </table:table-cell>
          <table:table-cell table:formula="of:=[.B18]/1000000" office:value-type="currency" office:currency="USD" office:value="135.869465" calcext:value-type="currency">
            <text:p>$135.87</text:p>
          </table:table-cell>
        </table:table-row>
        <table:table-row table:style-name="ro1">
          <table:table-cell office:value-type="string" calcext:value-type="string">
            <text:p>Fire Department</text:p>
          </table:table-cell>
          <table:table-cell office:value-type="float" office:value="139088100" calcext:value-type="float">
            <text:p>139088100</text:p>
          </table:table-cell>
          <table:table-cell table:formula="of:=[.B19]/1000000" office:value-type="currency" office:currency="USD" office:value="139.0881" calcext:value-type="currency">
            <text:p>$139.09</text:p>
          </table:table-cell>
        </table:table-row>
        <table:table-row table:style-name="ro1">
          <table:table-cell office:value-type="string" calcext:value-type="string">
            <text:p>Police Department</text:p>
          </table:table-cell>
          <table:table-cell office:value-type="float" office:value="274271164" calcext:value-type="float">
            <text:p>274271164</text:p>
          </table:table-cell>
          <table:table-cell table:formula="of:=[.B20]/1000000" office:value-type="currency" office:currency="USD" office:value="274.271164" calcext:value-type="currency">
            <text:p>$274.27</text:p>
          </table:table-cell>
        </table:table-row>
        <table:table-row table:style-name="ro1">
          <table:table-cell table:style-name="ce3" office:value-type="string" calcext:value-type="string">
            <text:p>Grand Sum</text:p>
          </table:table-cell>
          <table:table-cell table:style-name="ce6" office:value-type="float" office:value="1331563727" calcext:value-type="float">
            <text:p>1331563727</text:p>
          </table:table-cell>
          <table:table-cell table:formula="of:=[.B21]/1000000" office:value-type="currency" office:currency="USD" office:value="1331.563727" calcext:value-type="currency">
            <text:p>$1,331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4:34:27.126077403</meta:creation-date>
    <dc:date>2019-04-23T14:42:35.860469388</dc:date>
    <meta:editing-duration>PT8M9S</meta:editing-duration>
    <meta:editing-cycles>2</meta:editing-cycles>
    <meta:generator>LibreOffice/6.0.7.3$Linux_X86_64 LibreOffice_project/00m0$Build-3</meta:generator>
    <meta:document-statistic meta:table-count="1" meta:cell-count="63" meta:object-count="0"/>
  </office:meta>
</office:document-meta>
</file>